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urier New" svg:font-family="'Courier New'" style:font-family-generic="modern" style:font-pitch="variable"/>
    <style:font-face style:name="Courier New1" svg:font-family="'Courier New'" style:font-adornments="Italic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456cm"/>
    </style:style>
    <style:style style:name="gr3" style:family="graphic" style:parent-style-name="standard">
      <style:graphic-properties draw:stroke="none" draw:fill="none" fo:min-height="3.78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661cm"/>
    </style:style>
    <style:style style:name="P1" style:family="paragraph">
      <style:text-properties fo:font-size="20pt"/>
    </style:style>
    <style:style style:name="P2" style:family="paragraph">
      <style:text-properties fo:text-shadow="none"/>
    </style:style>
    <style:style style:name="P3" style:family="paragraph">
      <style:text-properties style:font-name="Courier 10 Pitch2" fo:font-size="28pt" style:font-size-asian="28pt" style:font-size-complex="28pt"/>
    </style:style>
    <style:style style:name="P4" style:family="paragraph">
      <style:text-properties style:font-name="Courier 10 Pitch2" fo:font-size="26pt" style:font-size-asian="26pt" style:font-size-complex="2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style:font-name="Courier 10 Pitch2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c3300" fo:font-weight="bold" style:font-weight-asian="bold" style:font-weight-complex="bold"/>
    </style:style>
    <style:style style:name="T3" style:family="text">
      <style:text-properties fo:color="#ff6600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ize="44pt" fo:text-shadow="none" style:font-size-asian="44pt" style:font-size-complex="44pt"/>
    </style:style>
    <style:style style:name="T6" style:family="text">
      <style:text-properties fo:color="#00cc00" fo:font-size="44pt" fo:text-shadow="none" fo:font-weight="bold" style:font-size-asian="44pt" style:font-weight-asian="bold" style:font-size-complex="44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ourier New1"/>
    </style:style>
    <style:style style:name="T11" style:family="text">
      <style:text-properties style:font-name="Courier New1" fo:font-size="28pt" style:font-size-asian="28pt" style:font-size-complex="28pt"/>
    </style:style>
    <style:style style:name="T12" style:family="text">
      <style:text-properties style:font-name="Courier 10 Pitch2" fo:font-size="28pt" style:font-size-asian="28pt" style:font-size-complex="28pt"/>
    </style:style>
    <style:style style:name="T13" style:family="text">
      <style:text-properties style:font-name="Courier 10 Pitch2"/>
    </style:style>
    <style:style style:name="T14" style:family="text">
      <style:text-properties style:font-name="Courier New1" fo:font-size="32pt" style:font-size-asian="32pt" style:font-size-complex="32pt"/>
    </style:style>
    <style:style style:name="T15" style:family="text">
      <style:text-properties style:font-name="Courier 10 Pitch2" fo:font-size="26pt" style:font-size-asian="26pt" style:font-size-complex="26pt"/>
    </style:style>
    <style:style style:name="T16" style:family="text">
      <style:text-properties fo:font-size="32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font-size="32pt" fo:font-weight="bold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style:font-name="Courier 10 Pitch2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loring Scala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 Better Java?</text:p>
            <text:p>Or Just Another Gluten Free Hot Dog?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. <text:s/>Some Topic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 Programming </text:p>
              </text:list-item>
              <text:list-item>
                <text:p>Scala in the job market.</text:p>
              </text:list-item>
              <text:list-item>
                <text:p>Scala as a general purpose scripting language.</text:p>
              </text:list-item>
              <text:list-item>
                <text:p>Scala as a concise form of Java</text:p>
              </text:list-item>
              <text:list-item>
                <text:p>Using the REPL as a learning too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. <text:s/>More Topic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fferences from Java</text:p>
              </text:list-item>
              <text:list-item>
                <text:p>IDE Support in IntelliJ Idea?</text:p>
              </text:list-item>
              <text:list-item>
                <text:p>Operator Overloading and Operator Over-Doing</text:p>
              </text:list-item>
              <text:list-item>
                <text:p>SBT, the "Simple Build Tool" for Scala that's impossible to use! (Or is it?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ala's Relation to Jav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tural Order:</text:p>
                <text:list>
                  <text:list-item>
                    <text:p>Similarities / Differences</text:p>
                  </text:list-item>
                  <text:list-item>
                    <text:p>What's Better / What's Worse</text:p>
                  </text:list-item>
                </text:list>
              </text:list-item>
              <text:list-item>
                <text:p>Presentation Order:</text:p>
                <text:list>
                  <text:list-item>
                    <text:p>Similarities</text:p>
                  </text:list-item>
                  <text:list-item>
                    <text:p>What's Worse</text:p>
                  </text:list-item>
                  <text:list-item>
                    <text:p>What's Better</text:p>
                  </text:list-item>
                  <text:list-item>
                    <text:p>Differ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ilarities: <text:line-break/>How Are Java &amp; Scala <text:span text:style-name="T1">The Same</text:span>?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Both run on the JVM and share common JVM features internally.</text:p>
              </text:list-item>
              <text:list-item>
                <text:p>Because of this Scala can trivially use existing Java libraries / tools.</text:p>
              </text:list-item>
              <text:list-item>
                <text:p>Both are strongly typed.</text:p>
              </text:list-item>
              <text:list-item>
                <text:p>Great support for object oriented programming.</text:p>
              </text:list-item>
              <text:list-item>
                <text:p>Runtime performance is comparable for comparable language featur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Scala Does <text:line-break/><text:span text:style-name="T2">WORSE</text:span><text:span text:style-name="T3"> </text:span><text:span text:style-name="T4">than Java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e time is worse (But... Play!).</text:p>
              </text:list-item>
              <text:list-item>
                <text:p>Learning curve / complexity for some features.</text:p>
              </text:list-item>
              <text:list-item>
                <text:p>Obscurity / pedantry:</text:p>
                <text:list>
                  <text:list-item>
                    <text:p><text:s/>operator overloading =~!*# operator overdoing</text:p>
                  </text:list-item>
                </text:list>
              </text:list-item>
              <text:list-item>
                <text:p>Some tools particularly difficult / obtuse (Parts of SBT for example).</text:p>
              </text:list-item>
              <text:list-item>
                <text:p>Still a Little Bit of Newness Penalty: </text:p>
                <text:list>
                  <text:list-item>
                    <text:p>Third party tooling has not caught up.</text:p>
                  </text:list-item>
                  <text:list-item>
                    <text:p>Java has longer history of documentation &amp; suppo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5">What Scala Does </text:span><text:span text:style-name="T5"><text:line-break/></text:span><text:span text:style-name="T6">BETTER</text:span><text:span text:style-name="T5"> than Java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ch better (or at least earlier) support for functional programming</text:p>
                <text:list>
                  <text:list-item>
                    <text:p>Compare my history with C → C++</text:p>
                  </text:list-item>
                </text:list>
              </text:list-item>
              <text:list-item>
                <text:p>Support for concurrency is at least different in some cases, may be better.</text:p>
              </text:list-item>
              <text:list-item>
                <text:p>Better support for scripting.</text:p>
              </text:list-item>
              <text:list-item>
                <text:p>I can haz REPL! <text:s/></text:p>
                <text:list>
                  <text:list-item>
                    <text:p>Tee shirt idea: <text:s/><text:span text:style-name="T7">“Programmers do it interactively.”</text:span></text:p>
                  </text:list-item>
                </text:list>
              </text:list-item>
              <text:list-item>
                <text:p>Generally much more conc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Java and Scala are <text:line-break/><text:span text:style-name="T1">DIFFERENT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ts of syntactical differences</text:p>
                <text:list>
                  <text:list-item>
                    <text:p>Good ones</text:p>
                  </text:list-item>
                  <text:list-item>
                    <text:p>Surprising ones</text:p>
                  </text:list-item>
                </text:list>
              </text:list-item>
              <text:list-item>
                <text:p>Supporting functional programming / stuff borrowed from other FP languages (Erlang , etc.)</text:p>
                <text:list>
                  <text:list-item>
                    <text:p>Good stuff</text:p>
                  </text:list-item>
                  <text:list-item>
                    <text:p>Ugly stu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Java and Scala are <text:line-break/><text:span text:style-name="T1">DIFFERENT</text:span></text:p>
          </draw:text-box>
        </draw:frame>
        <draw:frame presentation:style-name="pr4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Objects Everywhere in Scala</text:p>
                <text:p>Scala will compile many expressions to primitive types for performance reasons, but in terms of the programming interface, everything is an object.</text:p>
                <text:p/>
                <text:p><text:span text:style-name="T8">Any ← <text:s/>AnyRef</text:span></text:p>
                <text:list>
                  <text:list-item>
                    <text:list>
                      <text:list-header>
                        <text:p><text:span text:style-name="T8">← </text:span><text:span text:style-name="T8">AnyVal</text:span><text:span text:style-name="T8"><text:line-break/></text:span><text:span text:style-name="T8"/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Java and Scala are <text:line-break/><text:span text:style-name="T1">DIFFERENT </text:span><text:span text:style-name="T9">(Continued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0">Scala has type inference in many cases:</text:span><text:span text:style-name="T10"><text:line-break/></text:span><text:span text:style-name="T11"><text:line-break/></text:span><text:span text:style-name="T11">val greeting = “Hello World”</text:span><text:span text:style-name="T11"><text:line-break/></text:span><text:span text:style-name="T11">val answer = 42</text:span><text:span text:style-name="T11"><text:line-break/></text:span><text:span text:style-name="T11"><text:line-break/></text:span><text:span text:style-name="T11">var states = Array(“RI”, “IN”, “CA”)</text:span><text:span text:style-name="T11"><text:line-break/></text:span><text:span text:style-name="T11">var counter = 0</text:span><text:span text:style-name="T11"><text:line-break/></text:span><text:span text:style-name="T11"/></text:p>
                <text:p><text:span text:style-name="T10">// But can also be explicit...</text:span><text:span text:style-name="T10"><text:line-break/></text:span><text:span text:style-name="T10">val theAnswer : Int = getAnswer()</text:span><text:span text:style-name="T10"><text:line-break/></text:span><text:span text:style-name="T10"/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cm" svg:y="0.28cm" presentation:class="title" presentation:user-transformed="true">
          <draw:text-box>
            <text:p>Scala has no static methods. Instead uses “object” <text:line-break/>to define singletons.</text:p>
          </draw:text-box>
        </draw:frame>
        <draw:frame presentation:style-name="pr4" draw:text-style-name="P3" draw:layer="layout" svg:width="27.492cm" svg:height="12.179cm" svg:x="0.508cm" svg:y="7.112cm" presentation:class="outline" presentation:user-transformed="true">
          <draw:text-box>
            <text:list text:style-name="L2">
              <text:list-header>
                <text:p><text:span text:style-name="T12">// HelloWorld.scala</text:span><text:span text:style-name="T12"><text:line-break/></text:span><text:span text:style-name="T12"><text:line-break/></text:span><text:span text:style-name="T12">object HelloWorld {</text:span><text:span text:style-name="T12"><text:line-break/></text:span><text:span text:style-name="T12"><text:tab/></text:span><text:span text:style-name="T12">def main(args: Array[String]):Unit = {</text:span></text:p>
                <text:list>
                  <text:list-item>
                    <text:list>
                      <text:list-header>
                        <text:p><text:span text:style-name="T12">println("Hello World!")</text:span></text:p>
                      </text:list-header>
                    </text:list>
                    <text:p><text:span text:style-name="T12">}</text:span></text:p>
                  </text:list-item>
                </text:list>
                <text:p><text:span text:style-name="T12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Java and Scala are <text:line-break/><text:span text:style-name="T1">DIFFERENT </text:span><text:span text:style-name="T9">(Continued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y constructs return a value in Scala that don't in Java (i.e., more “Expression Based”):</text:p>
                <text:p><text:span text:style-name="T13"><text:line-break/></text:span><text:span text:style-name="T13">// if_expression.scala</text:span><text:span text:style-name="T13"><text:line-break/></text:span><text:span text:style-name="T13"><text:line-break/></text:span><text:span text:style-name="T13">val answer = 42</text:span><text:span text:style-name="T13"><text:line-break/></text:span><text:span text:style-name="T13">val size = if (answer &lt; 100) "big" </text:span><text:span text:style-name="T13"><text:tab/></text:span><text:span text:style-name="T13"><text:tab/></text:span><text:span text:style-name="T13">else "little"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r Comprehensions with Yield<text:line-break/>Made Easy</text:p>
          </draw:text-box>
        </draw:frame>
        <draw:frame presentation:style-name="pr4" draw:layer="layout" svg:width="25.199cm" svg:height="12.179cm" svg:x="1.503cm" svg:y="5.701cm" presentation:class="outline" presentation:user-transformed="true">
          <draw:text-box>
            <text:list text:style-name="L2">
              <text:list-item>
                <text:p>For also returns a value in an expression called a “for comprehension”. <text:s/>Python and Ruby also do these.<text:line-break/><text:line-break/><text:span text:style-name="T13">// for_comprehension.scala</text:span><text:span text:style-name="T13"><text:line-break/></text:span><text:span text:style-name="T13"/></text:p>
                <text:p><text:span text:style-name="T13">val shouting = "HEY SHOUTING IS </text:span><text:span text:style-name="T13"><text:tab/></text:span><text:span text:style-name="T13"><text:tab/></text:span><text:span text:style-name="T13">IMPOLITE".split(" ")</text:span></text:p>
                <text:p><text:span text:style-name="T13">val whisper = for (s &lt;- shouting) </text:span><text:span text:style-name="T13"><text:tab/></text:span><text:span text:style-name="T13">yield s.toLowerCase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Comprehsions with Yield <text:line-break/>Made Har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13">// for_comprehension2.scala</text:span><text:span text:style-name="T13"><text:line-break/></text:span><text:span text:style-name="T10"><text:line-break/></text:span><text:span text:style-name="T10">val shouting2 = "HEY SHOUTING IS </text:span><text:span text:style-name="T10"><text:tab/></text:span><text:span text:style-name="T10"><text:tab/></text:span><text:span text:style-name="T10">IMPOLITE".split(" ")</text:span></text:p>
                <text:p><text:span text:style-name="T10">val whisper2 = for (s &lt;- shouting2) </text:span><text:span text:style-name="T10"><text:tab/></text:span><text:span text:style-name="T10">yield {</text:span></text:p>
                <text:list>
                  <text:list-item>
                    <text:list>
                      <text:list-header>
                        <text:p><text:span text:style-name="T14">val t = s + "_NERD_SAYS_WHAT"</text:span><text:span text:style-name="T14"><text:tab/></text:span><text:span text:style-name="T14">t.toLowerCase()</text:span></text:p>
                      </text:list-header>
                    </text:list>
                    <text:p><text:span text:style-name="T10">}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ch Expres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ala has no switch statement, but match:</text:p>
                <text:list>
                  <text:list-item>
                    <text:p>Can take any input</text:p>
                  </text:list-item>
                  <text:list-item>
                    <text:p>Can return a value or Unit (Unit is like void in Java, C, etc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 untyped example<text:line-break/>matchUntyped.scala</text:p>
          </draw:text-box>
        </draw:frame>
        <draw:frame presentation:style-name="pr4" draw:text-style-name="P4" draw:layer="layout" svg:width="25.199cm" svg:height="12.179cm" svg:x="1.471cm" svg:y="5.855cm" presentation:class="outline" presentation:user-transformed="true">
          <draw:text-box>
            <text:list text:style-name="L2">
              <text:list-header>
                <text:p><text:span text:style-name="T15">// matchUntyped.scala</text:span><text:span text:style-name="T15"><text:line-break/></text:span><text:span text:style-name="T15"><text:line-break/></text:span><text:span text:style-name="T15">def roseColored(beloved: Any): Any = {</text:span></text:p>
                <text:list>
                  <text:list-header>
                    <text:p><text:span text:style-name="T15">beloved match {</text:span></text:p>
                    <text:list>
                      <text:list-header>
                        <text:p><text:span text:style-name="T15">case "green eggs and ham" =&gt; -1</text:span></text:p>
                        <text:p><text:span text:style-name="T15">case _ =&gt; beloved.toString() + 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5">" is beautiful!"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  <text:p><text:span text:style-name="T15">}</text:span></text:p>
                  </text:list-header>
                </text:list>
                <text:p><text:span text:style-name="T15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Typed match” example<text:line-break/>matchTyped.scala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5">// matchTyped.scala</text:span><text:span text:style-name="T15"><text:line-break/></text:span><text:span text:style-name="T15"><text:line-break/></text:span><text:span text:style-name="T15">def matchIntToString(someNumber: Int): </text:span><text:span text:style-name="T15"><text:tab/></text:span><text:span text:style-name="T15"><text:tab/></text:span><text:span text:style-name="T15">String = </text:span><text:span text:style-name="T15"><text:tab/></text:span><text:span text:style-name="T15"><text:tab/></text:span><text:span text:style-name="T15">someNumber match {</text:span></text:p>
                <text:list>
                  <text:list-item>
                    <text:list>
                      <text:list-header>
                        <text:p><text:span text:style-name="T15">case 1 =&gt; "The loneliest number"</text:span></text:p>
                        <text:p><text:span text:style-name="T15">case 2 =&gt; "It's company."</text:span></text:p>
                        <text:p><text:span text:style-name="T15">case 3 =&gt; "It's a crowd."</text:span></text:p>
                        <text:p><text:span text:style-name="T15">case _ =&gt; someNumber.toString()</text:span></text:p>
                      </text:list-header>
                    </text:list>
                    <text:p><text:span text:style-name="T15">}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al Programm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s Scala a functional programming language?</text:p>
              </text:list-item>
              <text:list-item>
                <text:p>What Is It?</text:p>
              </text:list-item>
              <text:list-item>
                <text:p>What are the benefits?</text:p>
              </text:list-item>
              <text:list-item>
                <text:p>What are the difficulties?</text:p>
              </text:list-item>
              <text:list-item>
                <text:p>Scala as an impure functional language langua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al Programming Defin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5"><text:span text:style-name="T16">Functional programming is a style of programming that emphasizes programming using </text:span><text:span text:style-name="T17">pure functions</text:span><text:span text:style-name="T16"> – that is, functions that do not have side effects and always return the same result given the same input.</text:span></text:p>
            <text:p text:style-name="P5"><text:span text:style-name="T16"/></text:p>
            <text:p text:style-name="P5"><text:span text:style-name="T16">“</text:span><text:span text:style-name="T16">It treats computation as the evaluation of mathematical functions and avoids changing-state and mutable data.” <text:s/>– Wikipedia.</text:span></text:p>
            <text:p text:style-name="P5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ala – A Functional Languag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Unlike languages such as Haskell which are (or at least, which purport to be) purely functional, Scala is not a purely functional language BUT...</text:p>
            <text:p>It has excellent support for functional and imperative programming.</text:p>
            <text:p><text:line-break/>Wikipedia: <text:s/><text:span text:style-name="T7">“An interesting case is that of Scala – it is frequently written in a functional style, but the presence of side effects and mutable state place it in a grey area between imperative and functional languages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unctional Programming Defined (Continued)</text:p>
          </draw:text-box>
        </draw:frame>
        <draw:frame presentation:style-name="pr6" draw:text-style-name="P6" draw:layer="layout" svg:width="25.199cm" svg:height="12.661cm" svg:x="1.4cm" svg:y="4.973cm" presentation:class="subtitle" presentation:user-transformed="true">
          <draw:text-box>
            <text:p text:style-name="P5"><text:span text:style-name="T16">Functional programming languages feature </text:span><text:span text:style-name="T17">first class functions</text:span><text:span text:style-name="T16">, that is, functions that can be assigned to variables, passed to other functions, and returned from functions.</text:span></text:p>
            <text:p text:style-name="P5"><text:span text:style-name="T16"/></text:p>
            <text:p text:style-name="P5"><text:span text:style-name="T16">This in turn supports the creation of </text:span><text:span text:style-name="T17">high order functions</text:span><text:span text:style-name="T16">, that is, functions that call other functions passed in as argume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ala – A Functional Languag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Mixing Imperative and Functional Code?</text:p>
            <text:list text:style-name="L2">
              <text:list-item>
                <text:p>Should you? <text:s/></text:p>
              </text:list-item>
              <text:list-item>
                <text:p>My answer is yes if:</text:p>
                <text:list>
                  <text:list-item>
                    <text:p>You're in a hurry. </text:p>
                  </text:list-item>
                  <text:list-item>
                    <text:p>You're pragmatic (Just because you now own a hammer, the universe didn't suddenly become a collection of nails. <text:s/>What do you do with imperative APIs? <text:s/>What about rs.next())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unctional Programming Defined (Continued)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6">Functional programming languages support a style of programming that is </text:span><text:span text:style-name="T18">declarative</text:span><text:span text:style-name="T16"> (tell the machine what you want done) rather than </text:span><text:span text:style-name="T18">imperative </text:span><text:span text:style-name="T19">(tell the machine how to do every step, and as a result, tell it what you want done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27cm" svg:y="2.489cm" presentation:class="title" presentation:user-transformed="true">
          <draw:text-box>
            <text:p>Imperative Programming<text:line-break/>Copying an Array of Ints</text:p>
          </draw:text-box>
        </draw:frame>
        <draw:frame draw:style-name="gr2" draw:text-style-name="P7" draw:layer="layout" svg:width="27.178cm" svg:height="11.759cm" svg:x="0.508cm" svg:y="7.612cm">
          <draw:text-box>
            <text:p><text:span text:style-name="T20">// Imperative.scala</text:span><text:span text:style-name="T20"><text:line-break/></text:span><text:span text:style-name="T20"/></text:p>
            <text:p><text:span text:style-name="T20">def copyIntArray(src: Array[Int]): Array[Int] = {</text:span></text:p>
            <text:p><text:span text:style-name="T20"><text:s text:c="6"/></text:span></text:p>
            <text:p><text:span text:style-name="T20"><text:tab/></text:span><text:span text:style-name="T20">var dest: Array[Int] = new Array[Int](src.length)</text:span></text:p>
            <text:p><text:span text:style-name="T20"><text:s text:c="6"/></text:span><text:span text:style-name="T20">var i = 0 <text:s text:c="2"/></text:span><text:span text:style-name="T20"><text:tab/></text:span><text:span text:style-name="T20"><text:tab/></text:span><text:span text:style-name="T20"><text:tab/></text:span><text:span text:style-name="T20"><text:tab/></text:span></text:p>
            <text:p><text:span text:style-name="T20"><text:s text:c="6"/></text:span><text:span text:style-name="T20">while (i &lt; src.length) {</text:span><text:span text:style-name="T20"><text:tab/></text:span></text:p>
            <text:p><text:span text:style-name="T20"><text:s text:c="10"/></text:span><text:span text:style-name="T20">dest(i) = src(i)</text:span><text:span text:style-name="T20"><text:tab/></text:span><text:span text:style-name="T20"><text:tab/></text:span></text:p>
            <text:p><text:span text:style-name="T20"><text:s text:c="10"/></text:span><text:span text:style-name="T20">i = i + 1</text:span></text:p>
            <text:p><text:span text:style-name="T20"><text:s text:c="6"/></text:span><text:span text:style-name="T20">}</text:span></text:p>
            <text:p><text:span text:style-name="T20"><text:s text:c="3"/></text:span></text:p>
            <text:p><text:span text:style-name="T20"><text:s text:c="3"/></text:span><text:span text:style-name="T20">dest </text:span></text:p>
            <text:p><text:span text:style-name="T20">}</text:span></text:p>
            <text:p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27cm" svg:y="2.489cm" presentation:class="title" presentation:user-transformed="true">
          <draw:text-box>
            <text:p>Declarative Programming<text:line-break/>Function does the same thing</text:p>
          </draw:text-box>
        </draw:frame>
        <draw:frame draw:style-name="gr3" draw:text-style-name="P7" draw:layer="layout" svg:width="21.844cm" svg:height="5.182cm" svg:x="3.81cm" svg:y="7.385cm">
          <draw:text-box>
            <text:p><text:span text:style-name="T20">// Declarative.scala</text:span></text:p>
            <text:p><text:span text:style-name="T20"><text:line-break/></text:span><text:span text:style-name="T20">def copyIntArray(src: Array[Int]): Array[Int] = {</text:span></text:p>
            <text:p><text:span text:style-name="T20"><text:tab/></text:span><text:span text:style-name="T20">src.map(x =&gt; x) <text:s/></text:span></text:p>
            <text:p><text:span text:style-name="T20">}</text:span></text:p>
            <text:p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[More on Functional Programming Here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ala as a Scripting Language<text:line-break/>[Here?]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urier New" svg:font-family="'Courier New'" style:font-family-generic="modern" style:font-pitch="variable"/>
    <style:font-face style:name="Courier New1" svg:font-family="'Courier New'" style:font-adornments="Italic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06:42:36.956987188</meta:creation-date>
    <meta:generator>LibreOffice/4.2.6.3$Linux_X86_64 LibreOffice_project/420m0$Build-3</meta:generator>
    <dc:date>2014-11-07T06:29:42.767254390</dc:date>
    <meta:editing-duration>P2DT21H11M47S</meta:editing-duration>
    <meta:editing-cycles>30</meta:editing-cycles>
    <meta:document-statistic meta:object-count="127"/>
  </office:meta>
</office:document-meta>
</file>